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3d7f4" officeooo:paragraph-rsid="0003d7f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3d7f4" officeooo:paragraph-rsid="0003d7f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paragraph-rsid="0003d7f4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paragraph-rsid="0004e1b7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3d7f4" officeooo:paragraph-rsid="0003d7f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paragraph-rsid="0003d7f4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03d7f4"/>
    </style:style>
    <style:style style:name="P9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2" style:family="paragraph" style:parent-style-name="Standard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rsid="0003d7f4" officeooo:paragraph-rsid="0003d7f4" style:font-size-asian="12.25pt" style:font-weight-asian="normal" style:font-size-complex="14pt" style:font-weight-complex="normal" loext:padding="0cm" loext:border="non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rsid="0003d7f4" officeooo:paragraph-rsid="0003d7f4" loext:padding="0cm" loext:border="none"/>
    </style:style>
    <style:style style:name="P17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/>
    </style:style>
    <style:style style:name="P20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0.5pt" fo:letter-spacing="normal" fo:font-style="normal" fo:font-weight="normal" officeooo:rsid="0004e1b7" officeooo:paragraph-rsid="0004e1b7" loext:padding="0cm" loext:border="none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4pt" fo:letter-spacing="normal" fo:font-style="normal" fo:font-weight="normal" officeooo:rsid="0003d7f4" officeooo:paragraph-rsid="0003d7f4" style:font-size-asian="12.25pt" style:font-weight-asian="normal" style:font-size-complex="14pt" style:font-weight-complex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.529cm" style:contextual-spacing="false" fo:text-align="justify" style:justify-single-word="false" fo:orphans="2" fo:widows="2" fo:text-indent="0cm" style:auto-text-indent="false"/>
      <style:text-properties fo:font-variant="normal" fo:text-transform="none" fo:color="#343a40" loext:opacity="100%" style:font-name="Open Sans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margin-top="0.661cm" fo:margin-bottom="0.529cm" style:contextual-spacing="false" fo:orphans="2" fo:widows="2" fo:text-indent="0cm" style:auto-text-indent="false"/>
      <style:text-properties fo:font-variant="normal" fo:text-transform="none" fo:color="#343a40" loext:opacity="100%" style:font-name="Open Sans" fo:font-size="12pt" fo:letter-spacing="normal" fo:font-style="normal" fo:font-weight="normal" style:font-size-asian="12pt" style:font-size-complex="12pt" loext:padding="0cm" loext:border="none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343a40" loext:opacity="100%" style:font-name="Open Sans" fo:font-size="12pt" fo:letter-spacing="normal" fo:font-style="normal" fo:font-weight="normal" officeooo:rsid="0003d7f4" officeooo:paragraph-rsid="0003d7f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3a40" loext:opacity="100%" fo:letter-spacing="normal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28" style:family="paragraph" style:parent-style-name="Standard">
      <style:paragraph-properties fo:text-align="justify" style:justify-single-word="false"/>
      <style:text-properties fo:font-size="14pt" fo:font-weight="normal" officeooo:rsid="0003d7f4" officeooo:paragraph-rsid="0003d7f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04e1b7" officeooo:paragraph-rsid="0004e1b7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3d7f4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43a40" loext:opacity="100%" style:font-name="Open Sans" fo:font-size="10.5pt" fo:letter-spacing="normal" fo:font-style="normal" fo:font-weight="normal" officeooo:paragraph-rsid="0004e1b7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343a40" loext:opacity="100%" style:font-name="Open Sans" fo:font-size="12pt" fo:letter-spacing="normal" fo:font-style="normal" fo:font-weight="normal" officeooo:rsid="0003d7f4" officeooo:paragraph-rsid="0003d7f4" style:font-size-asian="12pt" style:font-weight-asian="normal" style:font-size-complex="12pt" style:font-weight-complex="normal"/>
    </style:style>
    <style:style style:name="P33" style:family="paragraph">
      <style:paragraph-properties fo:text-align="center"/>
    </style:style>
    <style:style style:name="T1" style:family="text">
      <style:text-properties fo:font-variant="normal" fo:text-transform="none" fo:color="#343a40" loext:opacity="100%" style:font-name="Open Sans" fo:font-size="10.5pt" fo:letter-spacing="normal" fo:font-style="normal"/>
    </style:style>
    <style:style style:name="T2" style:family="text">
      <style:text-properties fo:font-variant="normal" fo:text-transform="none" fo:color="#343a40" loext:opacity="100%" style:font-name="Open Sans" fo:font-size="10.5pt" fo:letter-spacing="normal" fo:font-style="normal" fo:font-weight="normal" officeooo:rsid="0003d7f4" style:font-size-asian="12.25pt" style:font-weight-asian="normal" style:font-size-complex="14pt" style:font-weight-complex="normal" loext:padding="0cm" loext:border="none"/>
    </style:style>
    <style:style style:name="T3" style:family="text">
      <style:text-properties fo:font-variant="normal" fo:text-transform="none" fo:color="#343a40" loext:opacity="100%" style:font-name="Open Sans" fo:font-size="10.5pt" fo:letter-spacing="normal" fo:font-style="normal" officeooo:rsid="0003d7f4" style:font-size-asian="12.25pt" style:font-weight-asian="normal" style:font-size-complex="14pt" style:font-weight-complex="normal"/>
    </style:style>
    <style:style style:name="T4" style:family="text">
      <style:text-properties fo:font-variant="normal" fo:text-transform="none" fo:color="#343a40" loext:opacity="100%" style:font-name="Open Sans" fo:font-size="10.5pt" fo:letter-spacing="normal" fo:font-style="italic"/>
    </style:style>
    <style:style style:name="T5" style:family="text">
      <style:text-properties fo:font-variant="normal" fo:text-transform="none" fo:color="#343a40" loext:opacity="100%" style:font-name="Open Sans" fo:letter-spacing="normal" fo:font-style="normal"/>
    </style:style>
    <style:style style:name="T6" style:family="text">
      <style:text-properties fo:font-variant="normal" fo:text-transform="none" fo:color="#343a40" loext:opacity="100%" style:font-name="Open Sans" fo:letter-spacing="normal" fo:font-style="italic"/>
    </style:style>
    <style:style style:name="T7" style:family="text">
      <style:text-properties fo:font-style="italic"/>
    </style:style>
    <style:style style:name="T8" style:family="text">
      <style:text-properties officeooo:rsid="0003d7f4" style:font-size-asian="12.25pt" style:font-weight-asian="normal" style:font-size-complex="14pt" style:font-weight-complex="normal"/>
    </style:style>
    <style:style style:name="T9" style:family="text">
      <style:text-properties officeooo:rsid="0004e1b7" style:font-size-asian="12.25pt" style:font-weight-asian="normal" style:font-size-complex="14pt" style:font-weight-complex="normal"/>
    </style:style>
    <style:style style:name="T10" style:family="text">
      <style:text-properties officeooo:rsid="0003d7f4" style:font-weight-asian="normal" style:font-weight-complex="normal"/>
    </style:style>
    <style:style style:name="T11" style:family="text">
      <style:text-properties style:font-name="Open Sans" fo:font-size="10.5pt" fo:font-style="normal" fo:font-weight="normal"/>
    </style:style>
    <style:style style:name="T12" style:family="text">
      <style:text-properties fo:font-size="14pt" fo:font-weight="normal" officeooo:rsid="0003d7f4" style:font-size-asian="12.25pt" style:font-weight-asian="normal" style:font-size-complex="14pt" style:font-weight-complex="normal"/>
    </style:style>
    <style:style style:name="T13" style:family="text">
      <style:text-properties officeooo:rsid="0004e1b7" loext:padding="0cm" loext:border="none"/>
    </style:style>
    <style:style style:name="fr1" style:family="graphic" style:parent-style-name="Frame">
      <style:graphic-properties fo:margin-left="0cm" fo:margin-right="0.397cm" fo:margin-top="0cm" fo:margin-bottom="0cm" style:wrap="right" style:number-wrapped-paragraphs="no-limit" style:vertical-pos="top" style:vertical-rel="paragraph-content" style:horizontal-pos="left" style:horizontal-rel="paragraph" fo:padding="0cm" fo:border-left="0.06pt solid #ee8523" fo:border-right="none" fo:border-top="0.06pt solid #ee8523" fo:border-bottom="0.06pt solid #ee852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HTML</text:p>
      <text:p text:style-name="P2"/>
      <text:p text:style-name="P24">1) <text:s/>Julgue o item a seguir. </text:p>
      <text:p text:style-name="P22">A World Wide Web (WWW), conhecida como web, é um sistema de informação em que documentos e recursos são identificados por URLs. Esses URLs podem ser interligados por links de hipertexto e são acessíveis pela Internet. Os usuários acessam a web através de navegadores e utilizam os protocolos HTTP ou HTTPS para enviar dados. A Internet é a infraestrutura subjacente que suporta a troca de dados e conectividade, viabilizando serviços como e-mail, transferência de arquivos e a própria World Wide Web, que distribui informações por meio de páginas web em HTML. </text:p>
      <text:p text:style-name="P23"><draw:frame draw:style-name="fr1" draw:name="Quadro1" text:anchor-type="paragraph" svg:width="0.661cm" draw:z-index="0"><draw:text-box fo:min-height="0.661cm"><text:p text:style-name="P26"><draw:line text:anchor-type="paragraph" draw:z-index="40" draw:name="Linha 1" draw:style-name="gr1" draw:text-style-name="P33" svg:x1="0.658cm" svg:y1="-0.002cm" svg:x2="0.088cm" svg:y2="0.658cm"><text:p/></draw:line><draw:line text:anchor-type="paragraph" draw:z-index="41" draw:name="Linha diagonal 1" draw:style-name="gr1" draw:text-style-name="P33" svg:x1="-0.002cm" svg:y1="-0.002cm" svg:x2="0.658cm" svg:y2="0.658cm"><text:p/></draw:line></text:p></draw:text-box></draw:frame>Certo</text:p>
      <text:p text:style-name="P23"><draw:frame draw:style-name="fr1" draw:name="Quadro2" text:anchor-type="paragraph" svg:width="0.661cm" draw:z-index="1"><draw:text-box fo:min-height="0.661cm"><text:p text:style-name="P26"/></draw:text-box></draw:frame>Errado</text:p>
      <text:p text:style-name="P5"/>
      <text:p text:style-name="P24">2) Com base em tecnologias e práticas <text:span text:style-name="T7">frontend web</text:span>, julgue o seguinte item.</text:p>
      <text:p text:style-name="P7"/>
      <text:p text:style-name="P22">O HTML é uma linguagem de programação que recupera as informações de um servidor e as apresenta na tela do usuário.</text:p>
      <text:p text:style-name="P23">Alternativas</text:p>
      <text:p text:style-name="P23"><draw:frame draw:style-name="fr1" draw:name="Quadro3" text:anchor-type="paragraph" svg:width="0.661cm" draw:z-index="2"><draw:text-box fo:min-height="0.661cm"><text:p text:style-name="P26"/></draw:text-box></draw:frame>Certo</text:p>
      <text:p text:style-name="P23"><draw:frame draw:style-name="fr1" draw:name="Quadro4" text:anchor-type="paragraph" svg:width="0.661cm" draw:z-index="3"><draw:text-box fo:min-height="0.661cm"><text:p text:style-name="P26"><draw:line text:anchor-type="paragraph" draw:z-index="42" draw:name="Linha diagonal 2" draw:style-name="gr1" draw:text-style-name="P33" svg:x1="-0.002cm" svg:y1="-0.002cm" svg:x2="0.658cm" svg:y2="0.658cm"><text:p/></draw:line><draw:line text:anchor-type="paragraph" draw:z-index="43" draw:name="Linha diagonal 3" draw:style-name="gr1" draw:text-style-name="P33" svg:x1="0.658cm" svg:y1="-0.002cm" svg:x2="-0.002cm" svg:y2="0.658cm"><text:p/></draw:line></text:p></draw:text-box></draw:frame>Errad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0"/></text:p>
      <text:p text:style-name="P6"><text:span text:style-name="T10"/></text:p>
      <text:p text:style-name="P6"><text:soft-page-break/><text:span text:style-name="T10">3) </text:span><text:span text:style-name="T5">Com base em tecnologias e práticas </text:span><text:span text:style-name="T6">frontend web</text:span><text:span text:style-name="T5">, julgue o seguinte item.</text:span></text:p>
      <text:p text:style-name="P7"/>
      <text:p text:style-name="P22">O código de uma CSS é armazenado em um arquivo separado do HTML, embora seja utilizado para definir o modo como as <text:span text:style-name="T7">tags </text:span>HTML devem funcionar. </text:p>
      <text:p text:style-name="P23">Alternativas</text:p>
      <text:p text:style-name="P23"><draw:frame draw:style-name="fr1" draw:name="Quadro5" text:anchor-type="paragraph" svg:width="0.661cm" draw:z-index="4"><draw:text-box fo:min-height="0.661cm"><text:p text:style-name="P26"/></draw:text-box></draw:frame>Certo</text:p>
      <text:p text:style-name="P23"><draw:frame draw:style-name="fr1" draw:name="Quadro6" text:anchor-type="paragraph" svg:width="0.661cm" draw:z-index="5"><draw:text-box fo:min-height="0.661cm"><text:p text:style-name="P26"><draw:line text:anchor-type="paragraph" draw:z-index="44" draw:name="Linha diagonal 4" draw:style-name="gr1" draw:text-style-name="P33" svg:x1="-0.002cm" svg:y1="-0.002cm" svg:x2="0.658cm" svg:y2="0.658cm"><text:p/></draw:line><draw:line text:anchor-type="paragraph" draw:z-index="45" draw:name="Linha diagonal 5" draw:style-name="gr1" draw:text-style-name="P33" svg:x1="0.658cm" svg:y1="-0.002cm" svg:x2="-0.002cm" svg:y2="0.658cm"><text:p/></draw:line></text:p></draw:text-box></draw:frame>Errado</text:p>
      <text:p text:style-name="P3"><text:span text:style-name="T8">4) </text:span><text:span text:style-name="T1">No que diz respeito à linguagem de programação Qlik, à HTML5 e ao JSON, julgue o item.</text:span></text:p>
      <text:p text:style-name="P9"/>
      <text:p text:style-name="P17">Na linguagem HTML 5, o elemento <text:span text:style-name="T7">&lt;section&gt; </text:span>é útil para organizar o conteúdo de forma lógica, melhorando a acessibilidade e a estrutura do site.</text:p>
      <text:p text:style-name="P13">Alternativas</text:p>
      <text:p text:style-name="P13"><draw:frame draw:style-name="fr1" draw:name="Quadro7" text:anchor-type="paragraph" svg:width="0.661cm" draw:z-index="6"><draw:text-box fo:min-height="0.661cm"><text:p text:style-name="P26"><draw:line text:anchor-type="paragraph" draw:z-index="46" draw:name="Linha diagonal 6" draw:style-name="gr1" draw:text-style-name="P33" svg:x1="-0.002cm" svg:y1="-0.002cm" svg:x2="0.658cm" svg:y2="0.658cm"><text:p/></draw:line><draw:line text:anchor-type="paragraph" draw:z-index="47" draw:name="Linha diagonal 7" draw:style-name="gr1" draw:text-style-name="P33" svg:x1="0.658cm" svg:y1="-0.002cm" svg:x2="-0.002cm" svg:y2="0.658cm"><text:p/></draw:line></text:p></draw:text-box></draw:frame>Certo</text:p>
      <text:p text:style-name="P13"><draw:frame draw:style-name="fr1" draw:name="Quadro8" text:anchor-type="paragraph" svg:width="0.661cm" draw:z-index="7"><draw:text-box fo:min-height="0.661cm"><text:p text:style-name="P26"/></draw:text-box></draw:frame>Errado</text:p>
      <text:p text:style-name="P3"><text:span text:style-name="T8">5) </text:span><text:span text:style-name="T1">Acerca da linguagem XML, da linguagem HTML e dos conceitos de DMZ e IDS, julgue o item.<text:line-break/><text:line-break/>A função do elemento HTML &lt;meta charset=”UTF-8”&gt; em um documento web é definir a cor de fundo da página.</text:span></text:p>
      <text:p text:style-name="P12">Alternativas</text:p>
      <text:p text:style-name="P12"><draw:frame draw:style-name="fr1" draw:name="Quadro9" text:anchor-type="paragraph" svg:width="0.661cm" draw:z-index="8"><draw:text-box fo:min-height="0.661cm"><text:p text:style-name="P26"/></draw:text-box></draw:frame>Certo</text:p>
      <text:p text:style-name="P12"><draw:frame draw:style-name="fr1" draw:name="Quadro10" text:anchor-type="paragraph" svg:width="0.661cm" draw:z-index="9"><draw:text-box fo:min-height="0.661cm"><text:p text:style-name="P26"><draw:line text:anchor-type="paragraph" draw:z-index="48" draw:name="Linha diagonal 8" draw:style-name="gr1" draw:text-style-name="P33" svg:x1="-0.002cm" svg:y1="-0.002cm" svg:x2="0.658cm" svg:y2="0.658cm"><text:p/></draw:line><draw:line text:anchor-type="paragraph" draw:z-index="49" draw:name="Linha diagonal 9" draw:style-name="gr1" draw:text-style-name="P33" svg:x1="0.658cm" svg:y1="-0.002cm" svg:x2="-0.002cm" svg:y2="0.658cm"><text:p/></draw:line></text:p></draw:text-box></draw:frame>Errado</text:p>
      <text:p text:style-name="P3"><text:span text:style-name="T8">6) </text:span><text:span text:style-name="T1">Julgue o item subsequente, a respeito de HTML5, CSS3 e JavaScript. </text:span></text:p>
      <text:p text:style-name="P18">O código HTML/CSS a seguir apresenta Alo Mundo como resultado.</text:p>
      <text:p text:style-name="P18">&lt;html&gt;</text:p>
      <text:p text:style-name="P18"><text:soft-page-break/>&lt;p style=“text-transform:capitalize”&gt; alo</text:p>
      <text:p text:style-name="P18">mundo &lt;/p&gt;</text:p>
      <text:p text:style-name="P18">&lt;/html&gt;</text:p>
      <text:p text:style-name="P15"><text:line-break/><text:span text:style-name="T2"/></text:p>
      <text:p text:style-name="P16"><draw:frame draw:style-name="fr1" draw:name="Quadro12" text:anchor-type="paragraph" svg:width="0.661cm" draw:z-index="11"><draw:text-box fo:min-height="0.661cm"><text:p text:style-name="P26"/></draw:text-box></draw:frame>Certo</text:p>
      <text:p text:style-name="P21"/>
      <text:p text:style-name="P15"/>
      <text:p text:style-name="P11"><draw:frame draw:style-name="fr1" draw:name="Quadro11" text:anchor-type="paragraph" svg:width="0.661cm" draw:z-index="10"><draw:text-box fo:min-height="0.661cm"><text:p text:style-name="P26"><draw:line text:anchor-type="paragraph" draw:z-index="50" draw:name="Linha diagonal 10" draw:style-name="gr1" draw:text-style-name="P33" svg:x1="-0.002cm" svg:y1="-0.002cm" svg:x2="0.658cm" svg:y2="0.658cm"><text:p/></draw:line><draw:line text:anchor-type="paragraph" draw:z-index="51" draw:name="Linha diagonal 11" draw:style-name="gr1" draw:text-style-name="P33" svg:x1="0.658cm" svg:y1="-0.002cm" svg:x2="-0.002cm" svg:y2="0.658cm"><text:p/></draw:line></text:p></draw:text-box></draw:frame>Errado</text:p>
      <text:p text:style-name="P2"/>
      <text:p text:style-name="P2"/>
      <text:p text:style-name="P2"/>
      <text:p text:style-name="P3"><text:span text:style-name="T8">7) </text:span><text:span text:style-name="T1">Julgue o item subsequente, a respeito de HTML5, CSS3 e JavaScript. </text:span></text:p>
      <text:p text:style-name="P27"/>
      <text:p text:style-name="P17">O elemento HTML &lt;svg&gt; é um contêiner para gráficos SVG (<text:span text:style-name="T7">scalable vector graphics</text:span>), sendo SVG um formato de arquivo vetorial de imagem compatível com aplicações <text:span text:style-name="T7">web</text:span>.</text:p>
      <text:p text:style-name="P13">Alternativas</text:p>
      <text:p text:style-name="P13"><draw:frame draw:style-name="fr1" draw:name="Quadro13" text:anchor-type="paragraph" svg:width="0.661cm" draw:z-index="12"><draw:text-box fo:min-height="0.661cm"><text:p text:style-name="P26"><draw:line text:anchor-type="paragraph" draw:z-index="52" draw:name="Linha horizontal 1" draw:style-name="gr1" draw:text-style-name="P33" svg:x1="0.088cm" svg:y1="-0.002cm" svg:x2="-0.002cm" svg:y2="-0.002cm"><text:p/></draw:line><draw:line text:anchor-type="paragraph" draw:z-index="53" draw:name="Linha 2" draw:style-name="gr1" draw:text-style-name="P33" svg:x1="0.088cm" svg:y1="-0.002cm" svg:x2="0.658cm" svg:y2="0.658cm"><text:p/></draw:line><draw:line text:anchor-type="paragraph" draw:z-index="54" draw:name="Linha 3" draw:style-name="gr1" draw:text-style-name="P33" svg:x1="0.58cm" svg:y1="-0.002cm" svg:x2="0.088cm" svg:y2="0.658cm"><text:p/></draw:line></text:p></draw:text-box></draw:frame>Certo</text:p>
      <text:p text:style-name="P13"><draw:frame draw:style-name="fr1" draw:name="Quadro14" text:anchor-type="paragraph" svg:width="0.661cm" draw:z-index="13"><draw:text-box fo:min-height="0.661cm"><text:p text:style-name="P26"/></draw:text-box></draw:frame>Errado</text:p>
      <text:p text:style-name="P2"/>
      <text:p text:style-name="P2"/>
      <text:p text:style-name="P2">8) Questão</text:p>
      <text:p text:style-name="P2"/>
      <text:p text:style-name="P2">&lt;form&gt;</text:p>
      <text:section text:style-name="Sect1" text:name="question-2219403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7">No código HTML5 apresentado, o elemento &lt;label&gt; foi associado com um elemento de controle, o que não é permitido. Dessa forma, o código não será compilado corretamente.</text:p>
      <text:p text:style-name="P27"><text:soft-page-break/></text:p>
      <text:p text:style-name="P13">Alternativas</text:p>
      <text:p text:style-name="P13"><draw:frame draw:style-name="fr1" draw:name="Quadro15" text:anchor-type="paragraph" svg:width="0.661cm" draw:z-index="14"><draw:text-box fo:min-height="0.661cm"><text:p text:style-name="P26"/></draw:text-box></draw:frame>Certo</text:p>
      <text:p text:style-name="P13"><draw:frame draw:style-name="fr1" draw:name="Quadro16" text:anchor-type="paragraph" svg:width="0.661cm" draw:z-index="15"><draw:text-box fo:min-height="0.661cm"><text:p text:style-name="P26"><draw:line text:anchor-type="paragraph" draw:z-index="55" draw:name="Linha 4" draw:style-name="gr1" draw:text-style-name="P33" svg:x1="-0.002cm" svg:y1="0.088cm" svg:x2="0.658cm" svg:y2="0.658cm"><text:p/></draw:line><draw:line text:anchor-type="paragraph" draw:z-index="56" draw:name="Linha diagonal 12" draw:style-name="gr1" draw:text-style-name="P33" svg:x1="0.658cm" svg:y1="-0.002cm" svg:x2="-0.002cm" svg:y2="0.658cm"><text:p/></draw:line></text:p></draw:text-box></draw:frame>Errado</text:p>
      <text:p text:style-name="P2"/>
      <text:p text:style-name="P2">9) Questão</text:p>
      <text:p text:style-name="P8"><text:span text:style-name="T12"/></text:p>
      <text:p text:style-name="P8"><text:span text:style-name="T12"><text:s/></text:span>&lt;form&gt;</text:p>
      <text:section text:style-name="Sect1" text:name="question-2219402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8">No código apresentado, o elemento &lt;button&gt;  representa um botão clicável.</text:p>
      <text:p text:style-name="P27"/>
      <text:p text:style-name="P13">Alternativas</text:p>
      <text:p text:style-name="P13"><draw:frame draw:style-name="fr1" draw:name="Quadro17" text:anchor-type="paragraph" svg:width="0.661cm" draw:z-index="16"><draw:text-box fo:min-height="0.661cm"><text:p text:style-name="P26"><draw:line text:anchor-type="paragraph" draw:z-index="57" draw:name="Linha diagonal 13" draw:style-name="gr1" draw:text-style-name="P33" svg:x1="-0.002cm" svg:y1="-0.002cm" svg:x2="0.658cm" svg:y2="0.658cm"><text:p/></draw:line><draw:line text:anchor-type="paragraph" draw:z-index="58" draw:name="Linha diagonal 14" draw:style-name="gr1" draw:text-style-name="P33" svg:x1="0.658cm" svg:y1="-0.002cm" svg:x2="-0.002cm" svg:y2="0.658cm"><text:p/></draw:line></text:p></draw:text-box></draw:frame>Certo</text:p>
      <text:p text:style-name="P13"><draw:frame draw:style-name="fr1" draw:name="Quadro18" text:anchor-type="paragraph" svg:width="0.661cm" draw:z-index="17"><draw:text-box fo:min-height="0.661cm"><text:p text:style-name="P26"/></draw:text-box></draw:frame>Errado</text:p>
      <text:p text:style-name="P2"/>
      <text:p text:style-name="P2">10) Questão</text:p>
      <text:p text:style-name="P8"><text:span text:style-name="T12"/></text:p>
      <text:p text:style-name="P8">&lt;form&gt;</text:p>
      <text:section text:style-name="Sect1" text:name="question-2219401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<text:soft-page-break/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7">O elemento&lt;fieldset&gt; foi usado no código de modo indevido, pois ele deve ser usado quando se quer um cabeçalho principal com um ou mais subcabeçalhos.</text:p>
      <text:p text:style-name="P27"/>
      <text:p text:style-name="P13">Alternativas</text:p>
      <text:p text:style-name="P13"><draw:frame draw:style-name="fr1" draw:name="Quadro19" text:anchor-type="paragraph" svg:width="0.661cm" draw:z-index="18"><draw:text-box fo:min-height="0.661cm"><text:p text:style-name="P26"/></draw:text-box></draw:frame>Certo</text:p>
      <text:p text:style-name="P13"><draw:frame draw:style-name="fr1" draw:name="Quadro20" text:anchor-type="paragraph" svg:width="0.661cm" draw:z-index="19"><draw:text-box fo:min-height="0.661cm"><text:p text:style-name="P26"><draw:line text:anchor-type="paragraph" draw:z-index="59" draw:name="Linha diagonal 15" draw:style-name="gr1" draw:text-style-name="P33" svg:x1="-0.002cm" svg:y1="-0.002cm" svg:x2="0.658cm" svg:y2="0.658cm"><text:p/></draw:line><draw:line text:anchor-type="paragraph" draw:z-index="60" draw:name="Linha 5" draw:style-name="gr1" draw:text-style-name="P33" svg:x1="0.58cm" svg:y1="-0.002cm" svg:x2="-0.002cm" svg:y2="0.658cm"><text:p/></draw:line></text:p></draw:text-box></draw:frame>Errado</text:p>
      <text:p text:style-name="P2"/>
      <text:p text:style-name="P2"/>
      <text:p text:style-name="P2">11) Questão</text:p>
      <text:p text:style-name="P8"><text:span text:style-name="T12"/></text:p>
      <text:p text:style-name="P8">&lt;form&gt;</text:p>
      <text:section text:style-name="Sect1" text:name="question-2219400-text">
        <text:p text:style-name="P25">    <text:span text:style-name="T11">&lt;fieldset&gt;</text:span></text:p>
        <text:p text:style-name="P25">       <text:span text:style-name="T11">&lt;legend&gt;Login&lt;/legend&gt;</text:span></text:p>
        <text:p text:style-name="P25">       <text:span text:style-name="T11">&lt;p&gt;&lt;label&gt;Usuário &lt;input type=”text” name=”usuario” required&gt;&lt;/label&gt;&lt;/p&gt;</text:span></text:p>
        <text:p text:style-name="P25">       <text:span text:style-name="T11">&lt;p&gt;&lt;label&gt;Senha &lt;input type=”password” name=”senha” required&gt;&lt;/label&gt;&lt;/p&gt;</text:span></text:p>
        <text:p text:style-name="P25">    <text:span text:style-name="T11">&lt;/fieldset&gt;</text:span></text:p>
        <text:p text:style-name="P25">    <text:span text:style-name="T11">&lt;p&gt;&lt;button type=”submit”&gt;Submeter&lt;/button&gt;&lt;/p&gt;</text:span></text:p>
        <text:p text:style-name="P10">&lt;/form&gt;</text:p>
      </text:section>
      <text:p text:style-name="P18">Com relação ao código HTML5 acima apresentado, julgue o item.</text:p>
      <text:p text:style-name="P27"/>
      <text:p text:style-name="P17">O elemento &lt;form&gt; representa uma seção do documento que contém controles interativos que permitem ao usuário submeter informação a um determinado servidor <text:span text:style-name="T7">web</text:span>.</text:p>
      <text:p text:style-name="P13">Alternativas</text:p>
      <text:p text:style-name="P13"><draw:frame draw:style-name="fr1" draw:name="Quadro21" text:anchor-type="paragraph" svg:width="0.661cm" draw:z-index="20"><draw:text-box fo:min-height="0.661cm"><text:p text:style-name="P26"><draw:line text:anchor-type="paragraph" draw:z-index="61" draw:name="Linha diagonal 18" draw:style-name="gr1" draw:text-style-name="P33" svg:x1="-0.002cm" svg:y1="-0.002cm" svg:x2="0.658cm" svg:y2="0.658cm"><text:p/></draw:line><draw:line text:anchor-type="paragraph" draw:z-index="62" draw:name="Linha diagonal 19" draw:style-name="gr1" draw:text-style-name="P33" svg:x1="0.658cm" svg:y1="-0.002cm" svg:x2="-0.002cm" svg:y2="0.658cm"><text:p/></draw:line></text:p></draw:text-box></draw:frame>Certo</text:p>
      <text:p text:style-name="P13"><draw:frame draw:style-name="fr1" draw:name="Quadro22" text:anchor-type="paragraph" svg:width="0.661cm" draw:z-index="21"><draw:text-box fo:min-height="0.661cm"><text:p text:style-name="P26"/></draw:text-box></draw:frame>Errado</text:p>
      <text:p text:style-name="P2"><text:soft-page-break/></text:p>
      <text:p text:style-name="P2"/>
      <text:p text:style-name="P2"/>
      <text:p text:style-name="P2">12) Questão </text:p>
      <text:p text:style-name="P3"><text:span text:style-name="T3"/></text:p>
      <text:p text:style-name="P30">Acerca das linguagens HTML5, PHP e Python, julgue o item. </text:p>
      <text:p text:style-name="P9"/>
      <text:p text:style-name="P17">Na linguagem HTML5, a declaração DOCTYPE deve ser feita sempre na segunda linha da marcação HTML, para garantir renderização no modo padrão</text:p>
      <text:p text:style-name="P13">Alternativas</text:p>
      <text:p text:style-name="P13"><draw:frame draw:style-name="fr1" draw:name="Quadro23" text:anchor-type="paragraph" svg:width="0.661cm" draw:z-index="22"><draw:text-box fo:min-height="0.661cm"><text:p text:style-name="P26"/></draw:text-box></draw:frame>Certo</text:p>
      <text:p text:style-name="P13"><draw:frame draw:style-name="fr1" draw:name="Quadro24" text:anchor-type="paragraph" svg:width="0.661cm" draw:z-index="23"><draw:text-box fo:min-height="0.661cm"><text:p text:style-name="P26"><draw:line text:anchor-type="paragraph" draw:z-index="63" draw:name="Linha diagonal 16" draw:style-name="gr1" draw:text-style-name="P33" svg:x1="-0.002cm" svg:y1="-0.002cm" svg:x2="0.658cm" svg:y2="0.658cm"><text:p/></draw:line><draw:line text:anchor-type="paragraph" draw:z-index="64" draw:name="Linha diagonal 17" draw:style-name="gr1" draw:text-style-name="P33" svg:x1="0.658cm" svg:y1="-0.002cm" svg:x2="-0.002cm" svg:y2="0.658cm"><text:p/></draw:line></text:p></draw:text-box></draw:frame>Errado</text:p>
      <text:p text:style-name="P2"/>
      <text:p text:style-name="P2"/>
      <text:p text:style-name="P2"/>
      <text:p text:style-name="P2"/>
      <text:p text:style-name="P2">13) Questão</text:p>
      <text:p text:style-name="P3"><text:span text:style-name="T3"/></text:p>
      <text:p text:style-name="P3"><text:span text:style-name="T1">O elemento </text:span><text:span text:style-name="T4">details </text:span><text:span text:style-name="T1">do HTML5 serve para fornecer informações textuais ou controles de formulário adicionais sobre determinada página. </text:span></text:p>
      <text:p text:style-name="P13">Alternativas</text:p>
      <text:p text:style-name="P13"><draw:frame draw:style-name="fr1" draw:name="Quadro25" text:anchor-type="paragraph" svg:width="0.661cm" draw:z-index="24"><draw:text-box fo:min-height="0.661cm"><text:p text:style-name="P26"/></draw:text-box></draw:frame>Certo</text:p>
      <text:p text:style-name="P13"><draw:frame draw:style-name="fr1" draw:name="Quadro26" text:anchor-type="paragraph" svg:width="0.661cm" draw:z-index="25"><draw:text-box fo:min-height="0.661cm"><text:p text:style-name="P26"><draw:line text:anchor-type="paragraph" draw:z-index="65" draw:name="Linha diagonal 20" draw:style-name="gr1" draw:text-style-name="P33" svg:x1="-0.002cm" svg:y1="-0.002cm" svg:x2="0.658cm" svg:y2="0.658cm"><text:p/></draw:line><draw:line text:anchor-type="paragraph" draw:z-index="66" draw:name="Linha diagonal 21" draw:style-name="gr1" draw:text-style-name="P33" svg:x1="0.658cm" svg:y1="-0.002cm" svg:x2="-0.002cm" svg:y2="0.658cm"><text:p/></draw:line></text:p></draw:text-box></draw:frame>Errado</text:p>
      <text:p text:style-name="P2"/>
      <text:p text:style-name="P3"><text:span text:style-name="T8">14)Questão<text:line-break/><text:line-break/></text:span><text:span text:style-name="T1">Julgue o item a seguir a respeito de HTML5 e CSS 3.</text:span></text:p>
      <text:p text:style-name="P9"/>
      <text:p text:style-name="P17">A <text:span text:style-name="T7">tag</text:span> &lt; table &gt; permite que uma tabela seja inserida em um código HTML5.</text:p>
      <text:p text:style-name="P13">Alternativas</text:p>
      <text:p text:style-name="P13"><draw:frame draw:style-name="fr1" draw:name="Quadro27" text:anchor-type="paragraph" svg:width="0.661cm" draw:z-index="26"><draw:text-box fo:min-height="0.661cm"><text:p text:style-name="P26"/></draw:text-box></draw:frame><text:soft-page-break/>Certo</text:p>
      <text:p text:style-name="P13"><draw:frame draw:style-name="fr1" draw:name="Quadro28" text:anchor-type="paragraph" svg:width="0.661cm" draw:z-index="27"><draw:text-box fo:min-height="0.661cm"><text:p text:style-name="P26"><draw:line text:anchor-type="paragraph" draw:z-index="67" draw:name="Linha diagonal 22" draw:style-name="gr1" draw:text-style-name="P33" svg:x1="-0.002cm" svg:y1="-0.002cm" svg:x2="0.658cm" svg:y2="0.658cm"><text:p/></draw:line><draw:line text:anchor-type="paragraph" draw:z-index="68" draw:name="Linha diagonal 23" draw:style-name="gr1" draw:text-style-name="P33" svg:x1="0.658cm" svg:y1="-0.002cm" svg:x2="-0.002cm" svg:y2="0.658cm"><text:p/></draw:line></text:p></draw:text-box></draw:frame>Errado</text:p>
      <text:p text:style-name="P4"><text:span text:style-name="T9"/></text:p>
      <text:p text:style-name="P29">15)Questão<text:line-break/></text:p>
      <text:p text:style-name="P31">Julgue o item a seguir a respeito de HTML5 e CSS 3.</text:p>
      <text:p text:style-name="P27"/>
      <text:p text:style-name="P18">A  <text:span text:style-name="T7">tag</text:span> &lt; article&gt; é um dos novos elementos de seção em HTML5 e é usada para representar um artigo. O conteúdo dentro da <text:span text:style-name="T7">tag </text:span>&lt; article&gt; é independente de outro conteúdo do site (mesmo que possa ser relacionado).</text:p>
      <text:p text:style-name="P14"><draw:frame draw:style-name="fr1" draw:name="Quadro29" text:anchor-type="paragraph" svg:width="0.661cm" draw:z-index="28"><draw:text-box fo:min-height="0.661cm"><text:p text:style-name="P26"><draw:line text:anchor-type="paragraph" draw:z-index="69" draw:name="Linha diagonal 24" draw:style-name="gr1" draw:text-style-name="P33" svg:x1="-0.002cm" svg:y1="-0.002cm" svg:x2="0.658cm" svg:y2="0.658cm"><text:p/></draw:line><draw:line text:anchor-type="paragraph" draw:z-index="70" draw:name="Linha diagonal 25" draw:style-name="gr1" draw:text-style-name="P33" svg:x1="0.658cm" svg:y1="-0.002cm" svg:x2="-0.002cm" svg:y2="0.658cm"><text:p/></draw:line></text:p></draw:text-box></draw:frame>Certo</text:p>
      <text:p text:style-name="P14"><draw:frame draw:style-name="fr1" draw:name="Quadro30" text:anchor-type="paragraph" svg:width="0.661cm" draw:z-index="29"><draw:text-box fo:min-height="0.661cm"><text:p text:style-name="P26"/></draw:text-box></draw:frame>Errado</text:p>
      <text:p text:style-name="P19"><text:span text:style-name="T13">16) Questão<text:line-break/></text:span>Julgue o seguinte item, relativos a linguagens de programação.</text:p>
      <text:p text:style-name="P27"/>
      <text:p text:style-name="P27"/>
      <text:p text:style-name="P17">Páginas HTML são arquivos com marcações de hipertexto, e sua execução ocorre de maneira interpretada, sem necessidade de compilação prévia. </text:p>
      <text:p text:style-name="P13">Alternativas</text:p>
      <text:p text:style-name="P13"><draw:frame draw:style-name="fr1" draw:name="Quadro31" text:anchor-type="paragraph" svg:width="0.661cm" draw:z-index="30"><draw:text-box fo:min-height="0.661cm"><text:p text:style-name="P26"><draw:line text:anchor-type="paragraph" draw:z-index="71" draw:name="Linha diagonal 26" draw:style-name="gr1" draw:text-style-name="P33" svg:x1="-0.002cm" svg:y1="-0.002cm" svg:x2="0.658cm" svg:y2="0.658cm"><text:p/></draw:line><draw:line text:anchor-type="paragraph" draw:z-index="72" draw:name="Linha 6" draw:style-name="gr1" draw:text-style-name="P33" svg:x1="0.658cm" svg:y1="0.088cm" svg:x2="-0.002cm" svg:y2="0.658cm"><text:p/></draw:line></text:p></draw:text-box></draw:frame>Certo</text:p>
      <text:p text:style-name="P13"><draw:frame draw:style-name="fr1" draw:name="Quadro32" text:anchor-type="paragraph" svg:width="0.661cm" draw:z-index="31"><draw:text-box fo:min-height="0.661cm"><text:p text:style-name="P26"/></draw:text-box></draw:frame>Errado</text:p>
      <text:p text:style-name="P19"><text:span text:style-name="T13">17) Questão<text:line-break/></text:span>Julgue o item seguinte, a respeito de acessibilidade e usabilidade.</text:p>
      <text:p text:style-name="P27"/>
      <text:p text:style-name="P17"><text:soft-page-break/>O código HTML a seguir especifica corretamente, por meio do atributo subtitle, uma alternativa de texto para a imagem logo-mcom.jpg, sendo essa uma diretriz de acessibilidade da W3C, que trata de fornecer alternativas de texto para qualquer conteúdo não textual. </text:p>
      <text:p text:style-name="P9"/>
      <text:p text:style-name="P17">&lt;img src=“logo-mcom.jpg” subtitle=“Logomarca do Ministério” width=“300” height=“500”&gt;</text:p>
      <text:p text:style-name="P13">Alternativas</text:p>
      <text:p text:style-name="P13"><draw:frame draw:style-name="fr1" draw:name="Quadro33" text:anchor-type="paragraph" svg:width="0.661cm" draw:z-index="32"><draw:text-box fo:min-height="0.661cm"><text:p text:style-name="P26"/></draw:text-box></draw:frame>Certo</text:p>
      <text:p text:style-name="P13"><draw:frame draw:style-name="fr1" draw:name="Quadro34" text:anchor-type="paragraph" svg:width="0.661cm" draw:z-index="33"><draw:text-box fo:min-height="0.661cm"><text:p text:style-name="P26"><draw:line text:anchor-type="paragraph" draw:z-index="73" draw:name="Linha diagonal 29" draw:style-name="gr1" draw:text-style-name="P33" svg:x1="-0.002cm" svg:y1="-0.002cm" svg:x2="0.658cm" svg:y2="0.658cm"><text:p/></draw:line><draw:line text:anchor-type="paragraph" draw:z-index="74" draw:name="Linha diagonal 30" draw:style-name="gr1" draw:text-style-name="P33" svg:x1="0.658cm" svg:y1="-0.002cm" svg:x2="-0.002cm" svg:y2="0.658cm"><text:p/></draw:line></text:p></draw:text-box></draw:frame>Errado</text:p>
      <text:p text:style-name="P19"><text:span text:style-name="T13">18) Questão <text:line-break/></text:span>Quanto às tecnologias, às ferramentas, aos aplicativos e aos procedimentos associados à Internet, julgue o item.<text:line-break/><text:line-break/>HTML (<text:span text:style-name="T7">Hypertext Markup Language</text:span>) é uma linguagem utilizada para descrever como os documentos devem ser formatados nas páginas <text:span text:style-name="T7">web</text:span>. </text:p>
      <text:p text:style-name="P12">Alternativas</text:p>
      <text:p text:style-name="P12"><draw:frame draw:style-name="fr1" draw:name="Quadro35" text:anchor-type="paragraph" svg:width="0.661cm" draw:z-index="34"><draw:text-box fo:min-height="0.661cm"><text:p text:style-name="P26"><draw:line text:anchor-type="paragraph" draw:z-index="75" draw:name="Linha diagonal 27" draw:style-name="gr1" draw:text-style-name="P33" svg:x1="-0.002cm" svg:y1="-0.002cm" svg:x2="0.658cm" svg:y2="0.658cm"><text:p/></draw:line><draw:line text:anchor-type="paragraph" draw:z-index="76" draw:name="Linha diagonal 28" draw:style-name="gr1" draw:text-style-name="P33" svg:x1="0.658cm" svg:y1="-0.002cm" svg:x2="-0.002cm" svg:y2="0.658cm"><text:p/></draw:line></text:p></draw:text-box></draw:frame>Certo</text:p>
      <text:p text:style-name="P12"><draw:frame draw:style-name="fr1" draw:name="Quadro36" text:anchor-type="paragraph" svg:width="0.661cm" draw:z-index="35"><draw:text-box fo:min-height="0.661cm"><text:p text:style-name="P26"/></draw:text-box></draw:frame>Errado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oft-page-break/><text:span text:style-name="T13">19) Questão<text:line-break/></text:span>Quanto às tecnologias, às ferramentas, aos aplicativos e aos procedimentos associados à Internet, julgue o item.<text:line-break/><text:line-break/>HTML (<text:span text:style-name="T7">Hypertext Markup Language</text:span>) é uma linguagem utilizada para descrever como os documentos devem ser formatados nas páginas <text:span text:style-name="T7">web</text:span>. </text:p>
      <text:p text:style-name="P12">Alternativas</text:p>
      <text:p text:style-name="P12"><draw:frame draw:style-name="fr1" draw:name="Quadro37" text:anchor-type="paragraph" svg:width="0.661cm" draw:z-index="36"><draw:text-box fo:min-height="0.661cm"><text:p text:style-name="P26"/></draw:text-box></draw:frame>Certo</text:p>
      <text:p text:style-name="P12"><draw:frame draw:style-name="fr1" draw:name="Quadro38" text:anchor-type="paragraph" svg:width="0.661cm" draw:z-index="37"><draw:text-box fo:min-height="0.661cm"><text:p text:style-name="P26"/></draw:text-box></draw:frame>Errado</text:p>
      <text:p text:style-name="P19"><text:span text:style-name="T13">20) Qestão<text:line-break/></text:span>A respeito dos elementos utilizados na linguagem HTML 5 (<text:span text:style-name="T7">HyperText Markup Language</text:span>), julgue o item. </text:p>
      <text:p text:style-name="P9"/>
      <text:p text:style-name="P17">No HTML 5, existe a possibilidade de uma ou mais imagens estarem inseridas em um elemento figure. </text:p>
      <text:p text:style-name="P13">Alternativas</text:p>
      <text:p text:style-name="P13"><draw:frame draw:style-name="fr1" draw:name="Quadro39" text:anchor-type="paragraph" svg:width="0.661cm" draw:z-index="38"><draw:text-box fo:min-height="0.661cm"><text:p text:style-name="P26"/></draw:text-box></draw:frame>Certo</text:p>
      <text:p text:style-name="P13"><draw:frame draw:style-name="fr1" draw:name="Quadro40" text:anchor-type="paragraph" svg:width="0.661cm" draw:z-index="39"><draw:text-box fo:min-height="0.661cm"><text:p text:style-name="P26"/></draw:text-box></draw:frame>Errado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12:33.212000000</meta:creation-date>
    <dc:date>2024-09-18T20:12:05.571000000</dc:date>
    <meta:editing-duration>PT51M3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9" meta:paragraph-count="139" meta:word-count="908" meta:character-count="6377" meta:non-whitespace-character-count="5450"/>
  </office:meta>
</office:document-meta>
</file>